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90000012114EB4B77.png" manifest:media-type="image/png"/>
  <manifest:file-entry manifest:full-path="Pictures/100000010000041D000001DBC942A7B3.png" manifest:media-type="image/png"/>
  <manifest:file-entry manifest:full-path="Pictures/10001EB70000819B00003A65E3238843.svg" manifest:media-type="image/svg+xml"/>
  <manifest:file-entry manifest:full-path="Pictures/10000000000008A80000067E94903FC7.jpg" manifest:media-type="image/jpeg"/>
  <manifest:file-entry manifest:full-path="Pictures/10000001000001090000006F65585C7C.png" manifest:media-type="image/png"/>
  <manifest:file-entry manifest:full-path="Pictures/100048B800001B6E00000B78D6AD0773.wmf" manifest:media-type="image/x-wmf"/>
  <manifest:file-entry manifest:full-path="Pictures/10000000000000080000000827EECF9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0.516cm" loext:decorative="false"/>
    </style:style>
    <style:style style:name="gr5" style:family="graphic" style:parent-style-name="standard">
      <style:graphic-properties draw:stroke="none" svg:stroke-color="#000000" draw:fill-color="#ffffff" draw:textarea-horizontal-align="left" draw:textarea-vertical-align="middle" draw:auto-grow-height="false" fo:min-height="1.15cm" fo:min-width="8.656cm" fo:padding-left="0.5cm" style:writing-mode="lr-tb" loext:decorative="false"/>
      <style:paragraph-properties style:writing-mode="lr-tb"/>
    </style:style>
    <style:style style:name="gr6" style:family="graphic" style:parent-style-name="objectwithoutfill">
      <style:graphic-properties draw:marker-end="Arrow_20_concave" draw:marker-end-width="0.3cm"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-color="#ffffff" draw:textarea-horizontal-align="left" draw:textarea-vertical-align="middle" draw:auto-grow-height="false" fo:min-height="1.15cm" fo:min-width="11.184cm" fo:padding-left="0.5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-color="#ffffff" draw:textarea-horizontal-align="left" draw:textarea-vertical-align="middle" draw:auto-grow-height="false" fo:min-height="1.15cm" fo:min-width="10.934cm" fo:padding-left="0.5cm" style:writing-mode="lr-tb" loext:decorative="false"/>
      <style:paragraph-properties style:writing-mode="lr-tb"/>
    </style:style>
    <style:style style:name="gr9" style:family="graphic">
      <style:graphic-properties style:writing-mode="lr-tb" loext:decorative="false"/>
    </style:style>
    <style:style style:name="gr10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169cm" fo:min-width="0.305cm" fo:padding-top="0.14cm" fo:padding-bottom="0.14cm" fo:padding-left="0.265cm" fo:padding-right="0.265cm" loext:decorative="fals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093cm" fo:min-width="0.335cm" loext:decorative="fals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5cm" loext:decorative="false"/>
    </style:style>
    <style:style style:name="gr13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423cm" fo:min-width="0.779cm" fo:padding-top="0.14cm" fo:padding-bottom="0.14cm" fo:padding-left="0.265cm" fo:padding-right="0.265cm" loext:decorative="false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326cm" fo:min-width="0.905cm" loext:decorative="fals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134cm" fo:min-width="1.019cm" loext:decorative="false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9cm" loext:decorative="false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.065cm" loext:decorative="false"/>
    </style:style>
    <style:style style:name="pr1" style:family="presentation" style:parent-style-name="master1_5f_-title" style:list-style-name="L1">
      <style:graphic-properties fo:min-height="3.477cm" loext:decorative="false"/>
      <style:paragraph-properties style:writing-mode="lr-tb"/>
    </style:style>
    <style:style style:name="pr2" style:family="presentation" style:parent-style-name="master1_5f_-notes">
      <style:graphic-properties draw:fill-color="#ffffff" fo:min-height="14.431cm" loext:decorative="false"/>
      <style:paragraph-properties style:writing-mode="lr-tb"/>
    </style:style>
    <style:style style:name="pr3" style:family="presentation" style:parent-style-name="master-title">
      <style:graphic-properties draw:auto-grow-height="true" fo:min-height="1.741cm" loext:decorative="false"/>
      <style:paragraph-properties style:writing-mode="lr-tb"/>
    </style:style>
    <style:style style:name="pr4" style:family="presentation" style:parent-style-name="master-outline1">
      <style:graphic-properties fo:min-height="1.857cm" loext:decorative="false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master-notes">
      <style:graphic-properties draw:fill-color="#ffffff" draw:auto-grow-height="true" fo:min-height="13.966cm" loext:decorative="false"/>
      <style:paragraph-properties style:writing-mode="lr-tb"/>
    </style:style>
    <style:style style:name="pr7" style:family="presentation" style:parent-style-name="master-title">
      <style:graphic-properties fo:min-height="1.741cm" loext:decorative="false"/>
      <style:paragraph-properties style:writing-mode="lr-tb"/>
    </style:style>
    <style:style style:name="pr8" style:family="presentation" style:parent-style-name="master-outline1">
      <style:graphic-properties fo:min-height="14.15cm" loext:decorative="false"/>
      <style:paragraph-properties style:writing-mode="lr-tb"/>
    </style:style>
    <style:style style:name="pr9" style:family="presentation" style:parent-style-name="master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master-notes">
      <style:graphic-properties draw:fill-color="#ffffff" draw:auto-grow-height="true" fo:min-height="14.166cm" loext:decorative="false"/>
      <style:paragraph-properties style:writing-mode="lr-tb"/>
    </style:style>
    <style:style style:name="pr11" style:family="presentation" style:parent-style-name="master-title">
      <style:graphic-properties draw:auto-grow-height="true" fo:min-height="1.737cm" loext:decorative="false"/>
      <style:paragraph-properties style:writing-mode="lr-tb"/>
    </style:style>
    <style:style style:name="pr12" style:family="presentation" style:parent-style-name="master-outline1">
      <style:graphic-properties loext:decorative="false"/>
      <style:paragraph-properties style:writing-mode="lr-tb"/>
    </style:style>
    <style:style style:name="pr13" style:family="presentation" style:parent-style-name="master-notes">
      <style:graphic-properties draw:fill-color="#ffffff" fo:min-height="15.121cm" loext:decorative="false"/>
      <style:paragraph-properties style:writing-mode="lr-tb"/>
    </style:style>
    <style:style style:name="pr14" style:family="presentation" style:parent-style-name="master-outline1" style:list-style-name="L5">
      <style:graphic-properties fo:min-height="14.15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style:font-name="Liberation Sans1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c5000b" loext:opacity="100%" fo:font-size="20pt"/>
    </style:style>
    <style:style style:name="P8" style:family="paragraph">
      <style:paragraph-properties fo:margin-top="0cm" fo:margin-bottom="0.4cm"/>
    </style:style>
    <style:style style:name="P9" style:family="paragraph">
      <style:text-properties fo:color="#000000" loext:opacity="100%" fo:font-size="28pt" style:font-size-asian="28pt" style:font-size-complex="2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color="#000000" loext:opacity="100%"/>
    </style:style>
    <style:style style:name="P12" style:family="paragraph">
      <style:paragraph-properties fo:margin-top="0cm" fo:margin-bottom="0.5cm"/>
    </style:style>
    <style:style style:name="P13" style:family="paragraph">
      <style:paragraph-properties fo:margin-top="0cm" fo:margin-bottom="0.2cm"/>
    </style:style>
    <style:style style:name="P14" style:family="paragraph">
      <style:paragraph-properties fo:margin-left="0cm" fo:margin-right="0cm" fo:margin-top="0cm" fo:margin-bottom="0.2cm" fo:text-indent="-0.61cm"/>
    </style:style>
    <style:style style:name="P15" style:family="paragraph">
      <loext:graphic-properties draw:fill-color="#ffffff"/>
      <style:paragraph-properties fo:margin-left="0cm" fo:margin-right="0cm" fo:margin-top="0cm" fo:margin-bottom="0.2cm" fo:text-indent="-0.61cm"/>
      <style:text-properties style:font-name="Liberation Sans1" fo:font-size="14pt" style:font-size-asian="14pt" style:font-size-complex="14pt"/>
    </style:style>
    <style:style style:name="P16" style:family="paragraph">
      <loext:graphic-properties draw:fill="none"/>
      <style:paragraph-properties fo:text-align="start"/>
      <style:text-properties style:font-name="Liberation Mono1" fo:font-size="18pt"/>
    </style:style>
    <style:style style:name="P17" style:family="paragraph">
      <style:paragraph-properties fo:text-align="center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-color="#ffffff"/>
      <style:paragraph-properties fo:text-align="center" style:writing-mode="lr-tb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margin-top="0cm" fo:margin-bottom="0.2cm" fo:text-indent="0cm"/>
      <style:text-properties fo:hyphenate="false" loext:hyphenation-no-caps="false"/>
    </style:style>
    <style:style style:name="P22" style:family="paragraph">
      <loext:graphic-properties draw:fill-color="#ffffff"/>
    </style:style>
    <style:style style:name="P23" style:family="paragraph">
      <style:paragraph-properties fo:margin-top="0cm" fo:margin-bottom="0.3cm"/>
    </style:style>
    <style:style style:name="P24" style:family="paragraph">
      <style:text-properties fo:color="#000000" loext:opacity="100%" fo:font-size="26pt" style:font-size-asian="26pt" style:font-size-complex="26pt"/>
    </style:style>
    <style:style style:name="P25" style:family="paragraph">
      <loext:graphic-properties draw:fill-color="#999999"/>
      <style:paragraph-properties fo:text-align="center"/>
    </style:style>
    <style:style style:name="P26" style:family="paragraph">
      <loext:graphic-properties draw:fill-color="#ffffff"/>
      <style:paragraph-properties fo:text-align="center"/>
    </style:style>
    <style:style style:name="P27" style:family="paragraph">
      <style:paragraph-properties fo:margin-left="0cm" fo:margin-right="0cm" fo:margin-top="0cm" fo:margin-bottom="0.2cm" fo:text-indent="-0.6cm"/>
    </style:style>
    <style:style style:name="P28" style:family="paragraph">
      <loext:graphic-properties draw:fill-color="#ffffff"/>
      <style:paragraph-properties fo:margin-left="0cm" fo:margin-right="0cm" fo:margin-top="0cm" fo:margin-bottom="0.2cm" fo:text-indent="-0.6cm"/>
      <style:text-properties style:font-name="Liberation Mono" fo:font-size="14pt" style:font-size-asian="14pt" style:font-size-complex="14pt"/>
    </style:style>
    <style:style style:name="P29" style:family="paragraph">
      <style:paragraph-properties fo:margin-top="0cm" fo:margin-bottom="0.2cm"/>
      <style:text-properties fo:color="#000000" loext:opacity="100%" fo:font-size="26pt" style:font-size-asian="26pt" style:font-size-complex="26pt"/>
    </style:style>
    <style:style style:name="P30" style:family="paragraph">
      <style:paragraph-properties fo:margin-left="0cm" fo:margin-right="0cm" fo:margin-top="0cm" fo:margin-bottom="0.2cm" fo:text-indent="0cm"/>
    </style:style>
    <style:style style:name="P31" style:family="paragraph">
      <loext:graphic-properties draw:fill-color="#ffffff"/>
      <style:paragraph-properties fo:margin-left="0cm" fo:margin-right="0cm" fo:margin-top="0cm" fo:margin-bottom="0.2cm" fo:text-indent="0cm"/>
      <style:text-properties fo:color="#000000" loext:opacity="100%" style:font-name="Liberation Sans" fo:font-size="14pt" style:font-size-asian="14pt" style:font-size-complex="14pt"/>
    </style:style>
    <style:style style:name="T1" style:family="text">
      <style:text-properties fo:color="#ffffff" loext:opacity="100%" style:font-name="Liberation Sans1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1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5" fo:font-size="14pt" fo:language="ru" fo:country="RU" style:font-name-asian="Liberation Sans5" style:font-size-asian="14pt" style:font-name-complex="Liberation Sans5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4" fo:font-size="14pt" fo:language="ru" fo:country="RU" style:font-name-asian="Liberation Sans4" style:font-size-asian="14pt" style:font-name-complex="Liberation Sans4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loext:opacity="100%" fo:font-size="28pt" fo:language="ru" fo:country="RU" style:font-size-asian="28pt" style:font-size-complex="28pt"/>
    </style:style>
    <style:style style:name="T12" style:family="text">
      <style:text-properties fo:color="#000000" loext:opacity="100%" fo:language="ru" fo:country="RU"/>
    </style:style>
    <style:style style:name="T13" style:family="text">
      <style:text-properties fo:color="#000000" loext:opacity="100%" fo:font-size="22pt" fo:language="ru" fo:country="RU" style:font-size-asian="22pt" style:font-size-complex="22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roid Sans Fallback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iberation Mono1" fo:font-size="18pt"/>
    </style:style>
    <style:style style:name="T17" style:family="text">
      <style:text-properties fo:background-color="#ffff99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roid Sans Fallback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8pt" fo:language="ru" fo:country="RU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6pt" fo:language="ru" fo:country="RU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loext:opacity="100%" fo:font-size="26pt" fo:language="ru" fo:country="RU" style:font-size-asian="26pt" style:font-size-complex="26pt"/>
    </style:style>
    <style:style style:name="T23" style:family="text">
      <style:text-properties fo:color="#000000" loext:opacity="100%" fo:font-size="6pt" fo:language="ru" fo:country="RU" style:font-size-asian="6pt" style:font-size-complex="6pt"/>
    </style:style>
    <style:style style:name="T24" style:family="text">
      <style:text-properties fo:color="#000000" loext:opacity="100%" fo:font-size="24pt" fo:language="ru" fo:country="RU" style:font-size-asian="24pt" style:font-size-complex="24pt"/>
    </style:style>
    <style:style style:name="T25" style:family="text">
      <style:text-properties fo:color="#000000" loext:opacity="100%" style:font-name="Liberation Sans" fo:font-size="14pt" fo:language="ru" fo:country="RU" style:font-size-asian="14pt" style:font-size-complex="14pt"/>
    </style:style>
    <style:style style:name="T26" style:family="text">
      <style:text-properties fo:color="#000000" loext:opacity="100%" style:font-name="Liberation Sans" fo:font-size="14pt" fo:language="ru" fo:country="RU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PL/pgSQL</text:span><text:span text:style-name="T2"><text:line-break/></text:span><text:span text:style-name="T2">Обработка ошибок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Обработка ошибок в блоке PL/pgSQL</text:span></text:p>
              </text:list-item>
              <text:list-item>
                <text:p text:style-name="P8"><text:span text:style-name="T11">Имена и коды ошибок</text:span></text:p>
              </text:list-item>
              <text:list-item>
                <text:p text:style-name="P8"><text:span text:style-name="T11">Как происходит поиск обработчика</text:span></text:p>
              </text:list-item>
              <text:list-item>
                <text:p text:style-name="P8"><text:span text:style-name="T11">Накладные расходы на обработку ошибок</text:span></text:p>
              </text:list-item>
              <text:list-item>
                <text:p text:style-name="P8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Обработка ошибок в блоке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Обработка выполняется, если есть секция EXCEPTION</text:span></text:p>
              </text:list-item>
              <text:list-item>
                <text:p text:style-name="P8"><text:span text:style-name="T11">Выполняется откат к точке сохранения в начале блока</text:span></text:p>
                <text:list>
                  <text:list-item>
                    <text:p text:style-name="P12"><text:span text:style-name="T13">точка сохранения устанавливается неявно, если в блоке есть</text:span><text:span text:style-name="T13"><text:line-break/></text:span><text:span text:style-name="T13">секция EXCEPTION</text:span></text:p>
                  </text:list-item>
                </text:list>
              </text:list-item>
              <text:list-item>
                <text:p text:style-name="P8"><text:span text:style-name="T11">Если имеется обработчик, соответствующий ошибке</text:span></text:p>
                <text:list>
                  <text:list-item>
                    <text:p text:style-name="P13"><text:span text:style-name="T13">выполняются команды обработчика</text:span></text:p>
                  </text:list-item>
                  <text:list-item>
                    <text:p text:style-name="P12"><text:span text:style-name="T13">блок завершается успешно</text:span></text:p>
                  </text:list-item>
                </text:list>
              </text:list-item>
              <text:list-item>
                <text:p text:style-name="P8"><text:span text:style-name="T11">Если нет подходящего обработчика</text:span></text:p>
                <text:list>
                  <text:list-item>
                    <text:p><text:span text:style-name="T13">блок завершается ошибкой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15" draw:layer="layout" svg:width="16.713cm" svg:height="14.721cm" svg:x="2.1cm" svg:y="14.207cm" presentation:class="notes" presentation:user-transformed="true">
            <draw:text-box>
              <text:p text:style-name="P14"><text:span text:style-name="T14">Если внутри блока кода происходит ошибка времени выполнения,</text:span><text:span text:style-name="T14"><text:line-break/></text:span><text:span text:style-name="T14">то обычно программа (блок, функция или процедура) аварийно прерывается, а текущая транзакция переходит в состояние сбоя:</text:span><text:span text:style-name="T14"><text:line-break/></text:span><text:span text:style-name="T14">ее нельзя зафиксировать и можно только откатить.</text:span></text:p>
              <text:p text:style-name="P14"><text:span text:style-name="T14">Но ошибку можно перехватить и обработать. Для этого в блоке можно указать дополнительную секцию EXCEPTION, внутри которой перечислить условия, соответствующие ошибке, и операторы для обработки каждой такой ситуации.</text:span></text:p>
              <text:p text:style-name="P14"><text:span text:style-name="T14">EXCEPTION в целом соответствует конструкции try-catch в некоторых языках программирования (за исключением особенностей, связанных</text:span><text:span text:style-name="T14"><text:line-break/></text:span><text:span text:style-name="T14">с обработкой транзакций, конечно).</text:span></text:p>
              <text:p text:style-name="P14"><text:span text:style-name="T14">В начале каждого блока с секцией EXCEPTION неявно устанавливается точка сохранения. Перед обработкой ошибки происходит откат к этой точке, в результате отменяются сделанные в блоке изменения, а также снимаются установленные в блоке блокировки.</text:span></text:p>
              <text:p text:style-name="P14"><text:span text:style-name="T14">Из-за наличия точки сохранения в блоках процедур с EXCEPTION запрещено использовать команды COMMIT и ROLLBACK. Зато, хотя команды SAVEPOINT и ROLLBACK TO SAVEPOINT не работают в PL/pgSQL, точку сохранения и откат к ней все-таки можно использовать и в процедурах, и в функциях — неявно.</text:span></text:p>
              <text:p text:style-name="P14"><text:span text:style-name="T14"/></text:p>
              <text:p text:style-name="P14"><text:span text:style-name="T15"><text:a xlink:href="https://postgrespro.ru/docs/postgresql/16/plpgsql-control-structures#PLPGSQL-ERROR-TRAPPING" xlink:type="simple">https://postgrespro.ru/docs/postgresql/16/plpgsql-control-structures#PLPGSQL-ERROR-TRAPPING</text:a></text:span></text:p>
              <text:p text:style-name="P14"><text:span text:style-name="T15"/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6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6"/></text:p>
            <text:p text:style-name="P1"><text:span text:style-name="T16"/></text:p>
            <text:p text:style-name="P1"><text:span text:style-name="T16"/></text:p>
            <text:p text:style-name="P1"><text:span text:style-name="T16"><text:s text:c="11"/></text:span><text:span text:style-name="T16">$ psql</text:span></text:p>
            <text:p text:style-name="P1"><text:span text:style-name="T16"><text:s text:c="11"/></text:span><text:span text:style-name="T16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custom-shape draw:style-name="gr4" draw:text-style-name="P17" xml:id="id1" draw:id="id1" draw:layer="layout" svg:width="1.016cm" svg:height="1.016cm" svg:x="14.008cm" svg:y="12.61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Имена и коды ошибок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Информация об ошибке</text:span></text:p>
                <text:list>
                  <text:list-item>
                    <text:p text:style-name="P13"><text:span text:style-name="T13">имя</text:span></text:p>
                  </text:list-item>
                  <text:list-item>
                    <text:p text:style-name="P13"><text:span text:style-name="T13">пятисимвольный код</text:span></text:p>
                  </text:list-item>
                  <text:list-item>
                    <text:p text:style-name="P12"><text:span text:style-name="T13">дополнительные сведения: сообщение, детальное сообщение, подсказка, имена объектов, связанных с ошибкой</text:span></text:p>
                  </text:list-item>
                </text:list>
              </text:list-item>
              <text:list-item>
                <text:p text:style-name="P8"><text:span text:style-name="T11">Двухуровневая иерархия</text:span></text:p>
              </text:list-item>
            </text:list>
          </draw:text-box>
        </draw:frame>
        <draw:custom-shape draw:style-name="gr5" draw:text-style-name="P19" xml:id="id2" draw:id="id2" draw:layer="layout" svg:width="9.406cm" svg:height="1.4cm" svg:x="15.948cm" svg:y="13.838cm">
          <text:p text:style-name="P18">XX001 – data_corrupted</text:p>
          <draw:enhanced-geometry svg:viewBox="0 0 21600 21600" draw:type="rectangle" draw:enhanced-path="M 0 0 L 21600 0 21600 21600 0 21600 0 0 Z N"/>
        </draw:custom-shape>
        <draw:custom-shape draw:style-name="gr5" draw:text-style-name="P19" xml:id="id3" draw:id="id3" draw:layer="layout" svg:width="9.406cm" svg:height="1.4cm" svg:x="15.948cm" svg:y="15.038cm">
          <text:p text:style-name="P18">XX002 – index_corrupted</text:p>
          <draw:enhanced-geometry svg:viewBox="0 0 21600 21600" draw:type="rectangle" draw:enhanced-path="M 0 0 L 21600 0 21600 21600 0 21600 0 0 Z N"/>
        </draw:custom-shape>
        <draw:connector draw:style-name="gr6" draw:text-style-name="P20" draw:layer="layout" svg:x1="14.516cm" svg:y1="13.632cm" svg:x2="15.948cm" svg:y2="14.538cm" draw:start-shape="id1" draw:start-glue-point="2" draw:end-shape="id2" svg:d="M14516 13632v906h1432" svg:viewBox="0 0 1433 907">
          <text:p/>
        </draw:connector>
        <draw:connector draw:style-name="gr6" draw:text-style-name="P20" draw:layer="layout" svg:x1="14.516cm" svg:y1="13.632cm" svg:x2="15.948cm" svg:y2="15.738cm" draw:start-shape="id1" draw:start-glue-point="2" draw:end-shape="id3" draw:end-glue-point="3" svg:d="M14516 13632v2106h1432" svg:viewBox="0 0 1433 2107">
          <text:p/>
        </draw:connector>
        <draw:custom-shape draw:style-name="gr7" draw:text-style-name="P19" draw:layer="layout" svg:width="11.684cm" svg:height="1.4cm" svg:x="13.648cm" svg:y="12.338cm">
          <text:p text:style-name="P18"><text:span text:style-name="T17">XX</text:span>000 – internal_error</text:p>
          <draw:enhanced-geometry svg:viewBox="0 0 21600 21600" draw:type="rectangle" draw:enhanced-path="M 0 0 L 21600 0 21600 21600 0 21600 0 0 Z N"/>
        </draw:custom-shape>
        <draw:custom-shape draw:style-name="gr5" draw:text-style-name="P19" xml:id="id5" draw:id="id5" draw:layer="layout" svg:width="9.406cm" svg:height="1.4cm" svg:x="4.548cm" svg:y="13.838cm">
          <text:p text:style-name="P18">P0001 – raise_exception</text:p>
          <draw:enhanced-geometry svg:viewBox="0 0 21600 21600" draw:type="rectangle" draw:enhanced-path="M 0 0 L 21600 0 21600 21600 0 21600 0 0 Z N"/>
        </draw:custom-shape>
        <draw:custom-shape draw:style-name="gr5" draw:text-style-name="P19" xml:id="id7" draw:id="id7" draw:layer="layout" svg:width="9.406cm" svg:height="1.4cm" svg:x="4.548cm" svg:y="16.238cm">
          <text:p text:style-name="P18">P0003 – too_many_rows</text:p>
          <draw:enhanced-geometry svg:viewBox="0 0 21600 21600" draw:type="rectangle" draw:enhanced-path="M 0 0 L 21600 0 21600 21600 0 21600 0 0 Z N"/>
        </draw:custom-shape>
        <draw:custom-shape draw:style-name="gr5" draw:text-style-name="P19" xml:id="id6" draw:id="id6" draw:layer="layout" svg:width="9.406cm" svg:height="1.4cm" svg:x="4.548cm" svg:y="15.038cm">
          <text:p text:style-name="P18">P0002 – no_data_found</text:p>
          <draw:enhanced-geometry svg:viewBox="0 0 21600 21600" draw:type="rectangle" draw:enhanced-path="M 0 0 L 21600 0 21600 21600 0 21600 0 0 Z N"/>
        </draw:custom-shape>
        <draw:connector draw:style-name="gr6" draw:text-style-name="P20" draw:layer="layout" svg:x1="3.116cm" svg:y1="13.632cm" svg:x2="4.548cm" svg:y2="14.538cm" draw:start-shape="id4" draw:start-glue-point="2" draw:end-shape="id5" svg:d="M3116 13632v906h1432" svg:viewBox="0 0 1433 907">
          <text:p/>
        </draw:connector>
        <draw:connector draw:style-name="gr6" draw:text-style-name="P20" draw:layer="layout" svg:x1="3.116cm" svg:y1="13.632cm" svg:x2="4.548cm" svg:y2="15.738cm" draw:start-shape="id4" draw:start-glue-point="2" draw:end-shape="id6" draw:end-glue-point="3" svg:d="M3116 13632v2106h1432" svg:viewBox="0 0 1433 2107">
          <text:p/>
        </draw:connector>
        <draw:connector draw:style-name="gr6" draw:text-style-name="P20" draw:layer="layout" svg:x1="3.116cm" svg:y1="13.632cm" svg:x2="4.548cm" svg:y2="16.938cm" draw:start-shape="id4" draw:start-glue-point="2" draw:end-shape="id7" draw:end-glue-point="3" svg:d="M3116 13632v3306h1432" svg:viewBox="0 0 1433 3307">
          <text:p/>
        </draw:connector>
        <draw:custom-shape draw:style-name="gr5" draw:text-style-name="P19" xml:id="id8" draw:id="id8" draw:layer="layout" svg:width="9.406cm" svg:height="1.4cm" svg:x="4.548cm" svg:y="17.438cm">
          <text:p text:style-name="P18">P0004 – assert_failure</text:p>
          <draw:enhanced-geometry svg:viewBox="0 0 21600 21600" draw:type="rectangle" draw:enhanced-path="M 0 0 L 21600 0 21600 21600 0 21600 0 0 Z N"/>
        </draw:custom-shape>
        <draw:connector draw:style-name="gr6" draw:text-style-name="P20" draw:layer="layout" svg:x1="3.116cm" svg:y1="13.632cm" svg:x2="4.548cm" svg:y2="18.138cm" draw:start-shape="id4" draw:start-glue-point="2" draw:end-shape="id8" draw:end-glue-point="3" svg:d="M3116 13632v4506h1432" svg:viewBox="0 0 1433 4507">
          <text:p/>
        </draw:connector>
        <draw:custom-shape draw:style-name="gr4" draw:text-style-name="P17" xml:id="id4" draw:id="id4" draw:layer="layout" svg:width="1.016cm" svg:height="1.016cm" svg:x="2.608cm" svg:y="12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1.684cm" svg:height="1.4cm" svg:x="2.248cm" svg:y="12.338cm">
          <text:p text:style-name="P18"><text:span text:style-name="T17">P0</text:span>000 – plpgsql_erro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5" draw:layer="layout" svg:width="16.713cm" svg:height="13.966cm" svg:x="2.1cm" svg:y="14.207cm" presentation:class="notes" presentation:user-transformed="true">
            <draw:text-box>
              <text:p text:style-name="P14"><text:span text:style-name="T18">Каждой возможной ошибке соответствует имя и код (строка из пяти символов). В условии WHEN можно указывать как имя, так и код.</text:span></text:p>
              <text:p text:style-name="P14"><text:span text:style-name="T18">Ошибки организованы в своеобразную двухуровневую иерархию. Категория ошибки имеет код, заканчивающийся на три нуля, и соответствует любой ошибке с теми же первыми двумя символами.</text:span></text:p>
              <text:p text:style-name="P14"><text:span text:style-name="T18">Например, код 23000 соответствует категории, которая включает все ошибки, связанные с нарушением ограничений целостности (такие, как 23502 — нарушение ограничения NOT NULL или 23505 — нарушение уникальности).</text:span></text:p>
              <text:p text:style-name="P14"><text:span text:style-name="T18">Таким образом, кроме обычных ошибок можно использовать имя или код категории. Можно также использовать специальное имя OTHERS для того, чтобы перехватить любую ошибку (кроме самых фатальных).</text:span></text:p>
              <text:p text:style-name="P14"><text:span text:style-name="T18">Кроме имени и кода любая ошибка может иметь дополнительные сведения, облегчающие ее диагностику: сообщение, детальное сообщение, подсказку.</text:span></text:p>
              <text:p text:style-name="P14"><text:span text:style-name="T18">Все ошибки описаны в приложении A документации:</text:span></text:p>
              <text:p text:style-name="P14"><text:span text:style-name="T19"><text:a xlink:href="https://postgrespro.ru/docs/postgresql/16/errcodes-appendix" xlink:type="simple">https://postgrespro.ru/docs/postgresql/16/errcodes-appendix</text:a></text:span></text:p>
              <text:p text:style-name="P14"><text:span text:style-name="T18">Ошибки можно не только перехватывать, но и программно вызывать.</text:span></text:p>
              <text:p text:style-name="P14"><text:span text:style-name="T19"><text:a xlink:href="https://postgrespro.ru/docs/postgresql/16/plpgsql-errors-and-messages" xlink:type="simple">https://postgrespro.ru/docs/postgresql/16/plpgsql-errors-and-messages</text:a></text:span></text:p>
              <text:p text:style-name="P14"><text:span text:style-name="T19"/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6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6"/></text:p>
            <text:p text:style-name="P1"><text:span text:style-name="T16"/></text:p>
            <text:p text:style-name="P1"><text:span text:style-name="T16"/></text:p>
            <text:p text:style-name="P1"><text:span text:style-name="T16"><text:s text:c="11"/></text:span><text:span text:style-name="T16">$ psql</text:span></text:p>
            <text:p text:style-name="P1"><text:span text:style-name="T16"><text:s text:c="11"/></text:span><text:span text:style-name="T16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Поиск обработчика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Необработанная ошибка «поднимается» на уровень выше</text:span></text:p>
                <text:list>
                  <text:list-item>
                    <text:p text:style-name="P13"><text:span text:style-name="T13">в объемлющий блок PL/pgSQL, если он есть</text:span></text:p>
                  </text:list-item>
                  <text:list-item>
                    <text:p text:style-name="P12"><text:span text:style-name="T13">в вызывающую подпрограмму, если она есть</text:span></text:p>
                  </text:list-item>
                </text:list>
              </text:list-item>
              <text:list-item>
                <text:p text:style-name="P8"><text:span text:style-name="T11">Поиск обработчика определяется стеком вызовов</text:span></text:p>
                <text:list>
                  <text:list-item>
                    <text:p text:style-name="P12"><text:span text:style-name="T13">то есть не определен статически, а зависит от выполнения программы</text:span></text:p>
                  </text:list-item>
                </text:list>
              </text:list-item>
              <text:list-item>
                <text:p text:style-name="P8"><text:span text:style-name="T11">Никем не обработанная ошибка отправляется клиенту</text:span></text:p>
                <text:list>
                  <text:list-item>
                    <text:p text:style-name="P13"><text:span text:style-name="T13">транзакция переходит в состояние сбоя, клиент должен ее откатить</text:span></text:p>
                  </text:list-item>
                  <text:list-item>
                    <text:p><text:span text:style-name="T13">информация об ошибке записывается в журнал сообщений сервер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text-style-name="P15" draw:layer="layout" svg:width="16.713cm" svg:height="14.166cm" svg:x="2.1cm" svg:y="14.207cm" presentation:class="notes" presentation:user-transformed="true">
            <draw:text-box>
              <text:p text:style-name="P14"><text:span text:style-name="T18">Если ни одно из условий, перечисленных в секции EXCEPTION,</text:span><text:span text:style-name="T18"><text:line-break/></text:span><text:span text:style-name="T18">не сработает, то ошибка «поднимается» на уровень выше.</text:span></text:p>
              <text:p text:style-name="P14"><text:span text:style-name="T18">Если ошибка возникла в блоке, вложенном в другой блок, то сервер будет пытаться найти обработчик в объемлющем блоке. Если и там</text:span><text:span text:style-name="T18"><text:line-break/></text:span><text:span text:style-name="T18">не найдется подходящего обработчика, весь объемлющий блок будет считаться ошибочным и ошибка поднимется еще выше, и так далее.</text:span></text:p>
              <text:p text:style-name="P14"><text:span text:style-name="T18">Если мы перебрали все объемлющие блоки и не обнаружили подходящего обработчика возникшей ошибки, ошибка «поднимается» на уровень той подпрограммы, которая вызвала наш блок. То есть, чтобы разобраться, в каком порядке будут просматриваться обработчики ошибки, надо проанализировать стек вызовов.</text:span></text:p>
              <text:p text:style-name="P14"><text:span text:style-name="T18">Если ни один из возможных обработчиков ошибки не сработает:</text:span></text:p>
              <text:list text:style-name="L4">
                <text:list-item>
                  <text:p text:style-name="P21"><text:span text:style-name="T18">сообщение об ошибке обычно попадает в журнал сообщений сервера (это зависит от настроек сервера, см. тему «PL/pgSQL. Отладка»);</text:span></text:p>
                </text:list-item>
                <text:list-item>
                  <text:p text:style-name="P21"><text:span text:style-name="T18">об ошибке сообщается клиенту, который инициировал вызов кода</text:span><text:span text:style-name="T18"><text:line-break/></text:span><text:span text:style-name="T18">в базе данных. Клиент ставится перед фактом: транзакция переходит в состояние сбоя, и ее можно только откатить.</text:span></text:p>
                </text:list-item>
              </text:list>
              <text:p text:style-name="P14"><text:span text:style-name="T18">Как именно клиент будет обрабатывать ошибку, зависит от него самого. Например, psql выведет сообщение об ошибке и всю доступную диагностическую информацию. Клиент, ориентированный на конечного пользователя, может вывести знаменитое «обратитесь к системному администратору» и т. д.</text:span></text:p>
            </draw:text-box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6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6"/></text:p>
            <text:p text:style-name="P1"><text:span text:style-name="T16"/></text:p>
            <text:p text:style-name="P1"><text:span text:style-name="T16"/></text:p>
            <text:p text:style-name="P1"><text:span text:style-name="T16"><text:s text:c="11"/></text:span><text:span text:style-name="T16">$ psql</text:span></text:p>
            <text:p text:style-name="P1"><text:span text:style-name="T16"><text:s text:c="11"/></text:span><text:span text:style-name="T16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Накладные расходы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Любой блок с секцией EXCEPTION выполняется медленнее</text:span></text:p>
                <text:list>
                  <text:list-item>
                    <text:p text:style-name="P12"><text:span text:style-name="T13">из-за установки неявной точки сохранения</text:span></text:p>
                  </text:list-item>
                </text:list>
              </text:list-item>
              <text:list-item>
                <text:p text:style-name="P8"><text:span text:style-name="T11">Дополнительные расходы при возникновении ошибки</text:span></text:p>
                <text:list>
                  <text:list-item>
                    <text:p text:style-name="P12"><text:span text:style-name="T13">из-за отката к точке сохранения</text:span></text:p>
                  </text:list-item>
                </text:list>
              </text:list-item>
              <text:list-item>
                <text:p text:style-name="P8"><text:span text:style-name="T11">Обработку ошибок можно и нужно использовать,</text:span><text:span text:style-name="T11"><text:line-break/></text:span><text:span text:style-name="T11">но не стоит употреблять без необходимости</text:span></text:p>
                <text:list>
                  <text:list-item>
                    <text:p text:style-name="P13"><text:span text:style-name="T13">PL/pgSQL и так интерпретируется и использует SQL для вычисления выражений</text:span></text:p>
                  </text:list-item>
                  <text:list-item>
                    <text:p text:style-name="P13"><text:span text:style-name="T13">для многих задач эта скорость более чем удовлетворительна</text:span></text:p>
                  </text:list-item>
                  <text:list-item>
                    <text:p><text:span text:style-name="T13">проблемы с производительностью обычно связаны с запросами,</text:span><text:span text:style-name="T13"><text:line-break/></text:span><text:span text:style-name="T13">а не с кодом PL/pgSQ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0" draw:text-style-name="P15" draw:layer="layout" svg:width="16.713cm" svg:height="14.166cm" svg:x="2.1cm" svg:y="14.207cm" presentation:class="notes" presentation:user-transformed="true">
            <draw:text-box>
              <text:p text:style-name="P14"><text:span text:style-name="T18">Одно только указание секции EXCEPTION уже влечет за собой накладные расходы из-за того, что в начале блока будет неявно устанавливаться точка сохранения. А если ошибка действительно возникает, то накладные расходы еще более увеличиваются из-за того, что выполняется откат транзакции к точке сохранения.</text:span></text:p>
              <text:p text:style-name="P14"><text:span text:style-name="T18">Поэтому если есть простой способ обойтись без обработки исключений, лучше от нее отказаться. Не стоит строить логику работы программы на «жонглировании» исключениями.</text:span></text:p>
              <text:p text:style-name="P14"><text:span text:style-name="T18">Однако если обработка ошибок действительно нужна, не стоит сомневаться — обрабатывать ошибки можно и нужно несмотря</text:span><text:span text:style-name="T18"><text:line-break/></text:span><text:span text:style-name="T18">на накладные расходы.</text:span></text:p>
              <text:p text:style-name="P14"><text:span text:style-name="T18">Во-первых, язык PL/pgSQL довольно медленный сам по себе из-за интерпретации и обращений к SQL для вычисления выражений.</text:span></text:p>
              <text:p text:style-name="P14"><text:span text:style-name="T18">Во-вторых, очень часто эта скорость вполне удовлетворительна.</text:span><text:span text:style-name="T18"><text:line-break/></text:span><text:span text:style-name="T18">Да, можно и быстрее, если написать на C, но зачем?</text:span></text:p>
              <text:p text:style-name="P14"><text:span text:style-name="T18">И в-третьих, основные проблемы с производительностью, как правило, связаны со скоростью выполнения запросов из-за неправильно построенных планов, а вовсе не со скоростью работы процедурного кода (см. курс QPT «Оптимизация запросов»).</text:span></text:p>
              <text:p text:style-name="P14"><text:span text:style-name="T18">Так что если есть альтернативное решение, которое и проще, и быстрее — конечно лучше воспользоваться им.</text:span></text:p>
            </draw:text-box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6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6"/></text:p>
            <text:p text:style-name="P1"><text:span text:style-name="T16"/></text:p>
            <text:p text:style-name="P1"><text:span text:style-name="T16"/></text:p>
            <text:p text:style-name="P1"><text:span text:style-name="T16"><text:s text:c="11"/></text:span><text:span text:style-name="T16">$ psql</text:span></text:p>
            <text:p text:style-name="P1"><text:span text:style-name="T16"><text:s text:c="11"/></text:span><text:span text:style-name="T16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" presentation:presentation-page-layout-name="AL1T1"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text-style-name="P11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20">Поиск обработчика ошибки происходит «изнутри наружу»</text:span><text:span text:style-name="T20"><text:line-break/></text:span><text:span text:style-name="T20">в порядке вложенности блоков и вызова подпрограмм</text:span></text:p>
              </text:list-item>
              <text:list-item>
                <text:p text:style-name="P8"><text:span text:style-name="T20">В начале блока с </text:span><text:span text:style-name="T21">EXCEPTION</text:span><text:span text:style-name="T20"> устанавливается неявная точка сохранения, при ошибке происходит откат к этой точке</text:span></text:p>
              </text:list-item>
              <text:list-item>
                <text:p text:style-name="P8"><text:span text:style-name="T20">Неперехваченная ошибка приводит к обрыву транзакции, сообщения отправляются клиенту и в журнал сервера</text:span></text:p>
              </text:list-item>
              <text:list-item>
                <text:p text:style-name="P8"><text:span text:style-name="T20">Обработка ошибок связана с накладными расходам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" presentation:presentation-page-layout-name="AL1T1">
        <draw:frame presentation:style-name="pr11" draw:layer="layout" svg:width="19.8cm" svg:height="1.737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2" draw:text-style-name="P24" draw:layer="layout" svg:width="25.6cm" svg:height="14.4cm" svg:x="1.2cm" svg:y="4.8cm" presentation:class="outline">
          <draw:text-box>
            <text:list text:style-name="L5">
              <text:list-item>
                <text:p text:style-name="P23"><text:span text:style-name="T22">Если при добавлении новой книги указать одного и того же автора несколько раз, произойдет ошибка.</text:span><text:span text:style-name="T22"><text:line-break/></text:span><text:span text:style-name="T22">Измените функцию add_book: перехватите ошибку нарушения уникальности и вместо нее вызовите ошибку</text:span><text:span text:style-name="T22"><text:line-break/></text:span><text:span text:style-name="T22">с понятным текстовым сообщением.</text:span><text:span text:style-name="T22"><text:line-break/></text:span><text:span text:style-name="T23"> </text:span><text:span text:style-name="T22"><text:line-break/></text:span><text:span text:style-name="T22">Проверьте изменения в приложении.</text:span></text:p>
              </text:list-item>
            </text:list>
          </draw:text-box>
        </draw:frame>
        <draw:g draw:name="book" draw:style-name="gr9">
          <draw:custom-shape draw:style-name="gr10" draw:text-style-name="P25" draw:layer="layout" svg:width="1.309cm" svg:height="0.703cm" draw:transform="rotate (1.5707963267949) translate (9.038cm 2.272cm)">
            <text:p/>
            <draw:enhanced-geometry svg:viewBox="0 0 21600 21600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" draw:text-style-name="P26" draw:layer="layout" svg:width="1.405cm" svg:height="0.575cm" draw:transform="rotate (1.5707963267949) translate (9.166cm 2.272cm)">
            <text:p/>
            <draw:enhanced-geometry svg:viewBox="0 0 21600 21600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" draw:text-style-name="P26" draw:layer="layout" svg:width="1.519cm" svg:height="0.384cm" draw:transform="rotate (1.5707963267949) translate (9.357cm 2.272cm)">
            <text:p/>
            <draw:enhanced-geometry svg:viewBox="0 0 21600 21600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25" draw:layer="layout" svg:width="1.309cm" svg:height="0.703cm" draw:transform="rotate (1.5707963267949) translate (9.693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26" draw:layer="layout" svg:width="1.405cm" svg:height="0.576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" draw:text-style-name="P26" draw:layer="layout" svg:width="1.519cm" svg:height="0.384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6" draw:text-style-name="P26" draw:layer="layout" svg:width="1.565cm" svg:height="0.161cm" draw:transform="rotate (1.5707963267949) translate (9.58cm 2.272cm)">
            <text:p/>
            <draw:enhanced-geometry svg:viewBox="0 0 21600 21600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7" draw:text-style-name="P26" draw:layer="layout" svg:width="1.565cm" svg:height="0.16cm" draw:transform="rotate (1.5707963267949) translate (9.741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3" draw:text-style-name="P28" draw:layer="layout" svg:width="16.799cm" svg:height="15.121cm" svg:x="2.1cm" svg:y="14.107cm" presentation:class="notes" presentation:user-transformed="true">
            <draw:text-box>
              <text:p text:style-name="P27"><text:span text:style-name="T6">1. Чтобы определить название ошибки, которую необходимо перехватить, перехватите все ошибки (WHEN OTHERS) и выведите необходимую информацию (вызвав новую ошибку с соответствующим текстом).</text:span></text:p>
              <text:p text:style-name="P27"><text:span text:style-name="T6">После этого не забудьте заменить WHEN OTHERS на конкретную ошибку — пусть остальные типы ошибок обрабатываются на более высоком уровне, раз в этом месте кода нет возможности сделать что-то конструктивное.</text:span></text:p>
              <text:p text:style-name="P27"><text:span text:style-name="T6">(В реальной жизни не стоило бы обрабатывать и нарушение уникальности — лучше было бы изменить приложение так, чтобы оно не позволяло указывать двух одинаковых авторов.)</text:span></text:p>
              <text:p text:style-name="P27"><text:span text:style-name="T6"><text:s/></text:span></text:p>
            </draw:text-box>
          </draw:frame>
        </presentation:notes>
      </draw:page>
      <draw:page draw:name="page13" draw:style-name="dp1" draw:master-page-name="master" presentation:presentation-page-layout-name="AL1T1"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Практика+</text:span></text:p>
          </draw:text-box>
        </draw:frame>
        <draw:frame presentation:style-name="pr14" draw:text-style-name="P29" draw:layer="layout" svg:width="25.6cm" svg:height="14.4cm" svg:x="1.2cm" svg:y="4.8cm" presentation:class="outline" presentation:user-transformed="true">
          <draw:text-box>
            <text:list text:style-name="L5">
              <text:list-item>
                <text:p text:style-name="P23"><text:span text:style-name="T22">Ряд языков имеет конструкцию try … catch … finally …,</text:span><text:span text:style-name="T22"><text:line-break/></text:span><text:span text:style-name="T22">в которой try соответствует </text:span><text:span text:style-name="T24">BEGIN</text:span><text:span text:style-name="T22">, catch — </text:span><text:span text:style-name="T24">EXCEPTION</text:span><text:span text:style-name="T22">,</text:span><text:span text:style-name="T22"><text:line-break/></text:span><text:span text:style-name="T22">а операторы из блока finally срабатывают всегда, независимо от того, возникло ли исключение и было ли оно обработано блоком catch. Предложите способ добиться подобного эффекта в PL/pgSQL.</text:span></text:p>
              </text:list-item>
              <text:list-item>
                <text:p text:style-name="P23"><text:span text:style-name="T22">Сравните стеки вызовов, получаемые конструкциями </text:span><text:span text:style-name="T24">GET STACKED DIAGNOSTICS</text:span><text:span text:style-name="T22"> с элементом pg_exception_context</text:span><text:span text:style-name="T22"><text:line-break/></text:span><text:span text:style-name="T22">и </text:span><text:span text:style-name="T24">GET [CURRENT] DIAGNOSTICS</text:span><text:span text:style-name="T22"> с элементом pg_context.</text:span></text:p>
              </text:list-item>
              <text:list-item>
                <text:p text:style-name="P23"><text:span text:style-name="T22">Напишите функцию getstack, возвращающую текущий стек вызовов в виде массива строк. Сама функция getstack</text:span><text:span text:style-name="T22"><text:line-break/></text:span><text:span text:style-name="T22">не должна фигурировать в стеке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31" draw:layer="layout" svg:width="16.799cm" svg:height="13.364cm" svg:x="2.1cm" svg:y="14.107cm" presentation:class="notes" presentation:user-transformed="true">
            <draw:text-box>
              <text:p text:style-name="P30"><text:span text:style-name="T25">1. Самый простой способ — просто повторить операторы finally</text:span><text:span text:style-name="T25"><text:line-break/></text:span><text:span text:style-name="T25">в нескольких местах. Однако попробуйте построить такую конструкцию, чтобы эти операторы можно было написать ровно один раз.</text:span></text:p>
              <text:p text:style-name="P30"><text:span text:style-name="T25"/></text:p>
              <text:p text:style-name="P30"><text:span text:style-name="T25">2. Для начала обратитесь к документации:</text:span></text:p>
              <text:p text:style-name="P30"><text:span text:style-name="T26"><text:a xlink:href="https://postgrespro.ru/docs/postgresql/16/plpgsql-statements#PLPGSQL-STATEMENTS-DIAGNOSTICS" xlink:type="simple">https://postgrespro.ru/docs/postgresql/16/plpgsql-statements#PLPGSQL-STATEMENTS-DIAGNOSTICS</text:a></text:span></text:p>
              <text:p text:style-name="P30"><text:span text:style-name="T26"><text:a xlink:href="https://postgrespro.ru/docs/postgresql/16/plpgsql-control-structures#PLPGSQL-EXCEPTION-DIAGNOSTICS" xlink:type="simple">https://postgrespro.ru/docs/postgresql/16/plpgsql-control-structures#PLPGSQL-EXCEPTION-DIAGNOSTICS</text:a></text:span></text:p>
              <text:p text:style-name="P30"><text:span text:style-name="T25"/></text:p>
              <text:p text:style-name="P30"><text:span text:style-name="T2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e6e6ff" draw:end-color="#f0e6ff" draw:start-intensity="100%" draw:end-intensity="100%" draw:angle="300deg" draw:border="0%">
      <loext:gradient-stop svg:offset="0" loext:color-type="rgb" loext:color-value="#e6e6ff"/>
      <loext:gradient-stop svg:offset="1" loext:color-type="rgb" loext:color-value="#f0e6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Empty" xlink:href="Pictures/10000000000000080000000827EECF9B.png" xlink:type="simple" xlink:show="embed" xlink:actuate="onLoad"/>
    <draw:opacity draw:name="Transparency_20_2" draw:display-name="Transparency 2" draw:style="linear" draw:start="100%" draw:end="50%" draw:angle="0deg" draw:border="25%">
      <loext:opacity-stop svg:offset="0" svg:stop-opacity="1"/>
      <loext:opacity-stop svg:offset="1" svg:stop-opacity="0.501960784313726"/>
    </draw:opacity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3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 loext:decorative="false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loext:decorative="false"/>
    </style:style>
    <style:style style:name="Mpr2" style:family="presentation" style:parent-style-name="master-outline1">
      <style:graphic-properties fo:min-height="12.18cm" loext:decorative="false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pr6" style:family="presentation" style:parent-style-name="master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master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P9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65585C7C.png" xlink:type="simple" xlink:show="embed" xlink:actuate="onLoad" draw:mime-type="image/png"/>
      </draw:frame>
      <draw:frame draw:style-name="Mgr4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6" draw:layer="backgroundobjects" svg:width="28cm" svg:height="21.64cm" svg:x="0cm" svg:y="0cm">
        <draw:image xlink:href="Pictures/10000000000008A80000067E94903FC7.jpg" xlink:type="simple" xlink:show="embed" xlink:actuate="onLoad" draw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custom-shape presentation:style-name="Mpr5" draw:text-style-name="MP9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6" draw:layer="backgroundobjects" svg:width="6.698cm" svg:height="3.018cm" svg:x="1.43cm" svg:y="5.522cm">
        <draw:image xlink:href="Pictures/10001EB70000819B00003A65E3238843.svg" xlink:type="simple" xlink:show="embed" xlink:actuate="onLoad" draw:mime-type="image/svg+xml">
          <text:p/>
        </draw:image>
        <draw:image xlink:href="Pictures/100000010000041D000001DBC942A7B3.png" xlink:type="simple" xlink:show="embed" xlink:actuate="onLoad" draw:mime-type="image/png"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2DT17H32M</meta:editing-duration>
    <meta:editing-cycles>160</meta:editing-cycles>
    <meta:generator>LibreOffice/24.2.4.2$Linux_X86_64 LibreOffice_project/420$Build-2</meta:generator>
    <dc:date>2024-07-05T15:55:15.803422083</dc:date>
    <meta:document-statistic meta:object-count="113"/>
    <meta:template xlink:type="simple" xlink:actuate="onRequest" xlink:title="master" xlink:href="../../../../../.config/libreoffice/4/user/template/master.otp" meta:date="2015-06-03T14:43:56.815095550"/>
  </office:meta>
</office:document-meta>
</file>